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8.735cm"/>
    </style:style>
    <style:style style:name="co3" style:family="table-column">
      <style:table-column-properties fo:break-before="auto" style:column-width="11.294cm"/>
    </style:style>
    <style:style style:name="co4" style:family="table-column">
      <style:table-column-properties fo:break-before="auto" style:column-width="4.68cm"/>
    </style:style>
    <style:style style:name="co5" style:family="table-column">
      <style:table-column-properties fo:break-before="auto" style:column-width="4.9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bfbf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9" style:family="table-cell" style:parent-style-name="Default">
      <style:table-cell-properties fo:background-color="#fbfbf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" style:family="table-cell" style:parent-style-name="Default">
      <style:table-cell-properties fo:background-color="#fbfbf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9" office:value-type="string" calcext:value-type="string" table:number-columns-spanned="2" table:number-rows-spanned="1">
            <text:p>Element ID</text:p>
          </table:table-cell>
          <table:covered-table-cell table:style-name="ce1"/>
          <table:table-cell table:style-name="ce3" office:value-type="string" calcext:value-type="string">
            <text:p>CWE Reference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Description</text:p>
          </table:table-cell>
          <table:table-cell table:style-name="ce4" office:value-type="string" calcext:value-type="string">
            <text:p>OWASP API Top 10 Reference</text:p>
          </table:table-cell>
          <table:table-cell table:style-name="ce4" office:value-type="string" calcext:value-type="string">
            <text:p>OWASP Web App Top 10 Reference</text:p>
          </table:table-cell>
          <table:table-cell table:style-name="ce5" table:number-columns-repeated="22"/>
          <table:table-cell table:number-columns-repeated="996"/>
        </table:table-row>
        <table:table-row table:style-name="ro1">
          <table:table-cell table:style-name="ce1"/>
          <table:table-cell table:style-name="ce9"/>
          <table:table-cell table:style-name="ce1"/>
          <table:table-cell table:style-name="ce3" table:number-columns-repeated="3"/>
          <table:table-cell table:style-name="ce4" table:number-columns-repeated="2"/>
          <table:table-cell table:style-name="ce5" table:number-columns-repeated="22"/>
          <table:table-cell table:number-columns-repeated="99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3" office:value-type="string" calcext:value-type="string">
            <text:p>CWE-639</text:p>
          </table:table-cell>
          <table:table-cell table:style-name="ce6" table:formula="of:=COM.MICROSOFT.TEXTJOIN(&quot;&quot;;1;&quot;https://cwe.mitre.org/data/definitions/&quot;;SUBSTITUTE([.D3];&quot;CWE-&quot;;&quot;&quot;;1);&quot;.html&quot;)" office:value-type="string" office:string-value="https://cwe.mitre.org/data/definitions/639.html" calcext:value-type="string">
            <text:p>https://cwe.mitre.org/data/definitions/639.html</text:p>
          </table:table-cell>
          <table:table-cell table:style-name="ce3" office:value-type="string" calcext:value-type="string">
            <text:p>Authorization Bypass Through User-Controlled Key</text:p>
          </table:table-cell>
          <table:table-cell table:style-name="ce4" office:value-type="string" calcext:value-type="string">
            <text:p>API01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4" office:value-type="string" calcext:value-type="string">
            <text:p>CWE-285</text:p>
          </table:table-cell>
          <table:table-cell table:style-name="ce6" table:formula="of:=COM.MICROSOFT.TEXTJOIN(&quot;&quot;;1;&quot;https://cwe.mitre.org/data/definitions/&quot;;SUBSTITUTE([.D4];&quot;CWE-&quot;;&quot;&quot;;1);&quot;.html&quot;)" office:value-type="string" office:string-value="https://cwe.mitre.org/data/definitions/285.html" calcext:value-type="string">
            <text:p>https://cwe.mitre.org/data/definitions/285.html</text:p>
          </table:table-cell>
          <table:table-cell table:style-name="ce4" office:value-type="string" calcext:value-type="string">
            <text:p>Improper Authorisation</text:p>
          </table:table-cell>
          <table:table-cell table:style-name="ce4" office:value-type="string" calcext:value-type="string">
            <text:p>API01, API05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4" office:value-type="string" calcext:value-type="string">
            <text:p>CWE-307</text:p>
          </table:table-cell>
          <table:table-cell table:style-name="ce6" table:formula="of:=COM.MICROSOFT.TEXTJOIN(&quot;&quot;;1;&quot;https://cwe.mitre.org/data/definitions/&quot;;SUBSTITUTE([.D5];&quot;CWE-&quot;;&quot;&quot;;1);&quot;.html&quot;)" office:value-type="string" office:string-value="https://cwe.mitre.org/data/definitions/307.html" calcext:value-type="string">
            <text:p>https://cwe.mitre.org/data/definitions/307.html</text:p>
          </table:table-cell>
          <table:table-cell table:style-name="ce3" office:value-type="string" calcext:value-type="string">
            <text:p>Improper Restriction of Excessive Authentication Attempts</text:p>
          </table:table-cell>
          <table:table-cell table:style-name="ce4" office:value-type="string" calcext:value-type="string">
            <text:p>API02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4" office:value-type="string" calcext:value-type="string">
            <text:p>CWE-204</text:p>
          </table:table-cell>
          <table:table-cell table:style-name="ce6" table:formula="of:=COM.MICROSOFT.TEXTJOIN(&quot;&quot;;1;&quot;https://cwe.mitre.org/data/definitions/&quot;;SUBSTITUTE([.D6];&quot;CWE-&quot;;&quot;&quot;;1);&quot;.html&quot;)" office:value-type="string" office:string-value="https://cwe.mitre.org/data/definitions/204.html" calcext:value-type="string">
            <text:p>https://cwe.mitre.org/data/definitions/204.html</text:p>
          </table:table-cell>
          <table:table-cell table:style-name="ce3" office:value-type="string" calcext:value-type="string">
            <text:p>Observable Response Discrepancy</text:p>
          </table:table-cell>
          <table:table-cell table:style-name="ce4" office:value-type="string" calcext:value-type="string">
            <text:p>API02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 office:value-type="string" calcext:value-type="string">
            <text:p>CWE-213</text:p>
          </table:table-cell>
          <table:table-cell table:style-name="ce6" table:formula="of:=COM.MICROSOFT.TEXTJOIN(&quot;&quot;;1;&quot;https://cwe.mitre.org/data/definitions/&quot;;SUBSTITUTE([.D7];&quot;CWE-&quot;;&quot;&quot;;1);&quot;.html&quot;)" office:value-type="string" office:string-value="https://cwe.mitre.org/data/definitions/213.html" calcext:value-type="string">
            <text:p>https://cwe.mitre.org/data/definitions/213.html</text:p>
          </table:table-cell>
          <table:table-cell table:style-name="ce3" office:value-type="string" calcext:value-type="string">
            <text:p>Exposure of Sensitive Information Due to Incompatible Policies</text:p>
          </table:table-cell>
          <table:table-cell table:style-name="ce5" table:number-columns-repeated="24"/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4" office:value-type="string" calcext:value-type="string">
            <text:p>CWE-915</text:p>
          </table:table-cell>
          <table:table-cell table:style-name="ce6" table:formula="of:=COM.MICROSOFT.TEXTJOIN(&quot;&quot;;1;&quot;https://cwe.mitre.org/data/definitions/&quot;;SUBSTITUTE([.D8];&quot;CWE-&quot;;&quot;&quot;;1);&quot;.html&quot;)" office:value-type="string" office:string-value="https://cwe.mitre.org/data/definitions/915.html" calcext:value-type="string">
            <text:p>https://cwe.mitre.org/data/definitions/915.html</text:p>
          </table:table-cell>
          <table:table-cell table:style-name="ce3" office:value-type="string" calcext:value-type="string">
            <text:p>Improperly Controlled Modification of Dynamically-Determined Object Attributes</text:p>
          </table:table-cell>
          <table:table-cell table:style-name="ce4" office:value-type="string" calcext:value-type="string">
            <text:p>API03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4" office:value-type="string" calcext:value-type="string">
            <text:p>CWE-400</text:p>
          </table:table-cell>
          <table:table-cell table:style-name="ce6" table:formula="of:=COM.MICROSOFT.TEXTJOIN(&quot;&quot;;1;&quot;https://cwe.mitre.org/data/definitions/&quot;;SUBSTITUTE([.D9];&quot;CWE-&quot;;&quot;&quot;;1);&quot;.html&quot;)" office:value-type="string" office:string-value="https://cwe.mitre.org/data/definitions/400.html" calcext:value-type="string">
            <text:p>https://cwe.mitre.org/data/definitions/400.html</text:p>
          </table:table-cell>
          <table:table-cell table:style-name="ce3" office:value-type="string" calcext:value-type="string">
            <text:p>Uncontrolled resource consumption</text:p>
          </table:table-cell>
          <table:table-cell table:style-name="ce4" office:value-type="string" calcext:value-type="string">
            <text:p>API04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4" office:value-type="string" calcext:value-type="string">
            <text:p>CWE-770</text:p>
          </table:table-cell>
          <table:table-cell table:style-name="ce6" table:formula="of:=COM.MICROSOFT.TEXTJOIN(&quot;&quot;;1;&quot;https://cwe.mitre.org/data/definitions/&quot;;SUBSTITUTE([.D10];&quot;CWE-&quot;;&quot;&quot;;1);&quot;.html&quot;)" office:value-type="string" office:string-value="https://cwe.mitre.org/data/definitions/770.html" calcext:value-type="string">
            <text:p>https://cwe.mitre.org/data/definitions/770.html</text:p>
          </table:table-cell>
          <table:table-cell table:style-name="ce3" office:value-type="string" calcext:value-type="string">
            <text:p>Allocation of Resources Without Limits or Throttling</text:p>
          </table:table-cell>
          <table:table-cell table:style-name="ce4" office:value-type="string" calcext:value-type="string">
            <text:p>API04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4" office:value-type="string" calcext:value-type="string">
            <text:p>CWE-799</text:p>
          </table:table-cell>
          <table:table-cell table:style-name="ce6" table:formula="of:=COM.MICROSOFT.TEXTJOIN(&quot;&quot;;1;&quot;https://cwe.mitre.org/data/definitions/&quot;;SUBSTITUTE([.D11];&quot;CWE-&quot;;&quot;&quot;;1);&quot;.html&quot;)" office:value-type="string" office:string-value="https://cwe.mitre.org/data/definitions/799.html" calcext:value-type="string">
            <text:p>https://cwe.mitre.org/data/definitions/799.html</text:p>
          </table:table-cell>
          <table:table-cell table:style-name="ce3" office:value-type="string" calcext:value-type="string">
            <text:p>Improper Control of Interaction Frequency</text:p>
          </table:table-cell>
          <table:table-cell table:style-name="ce5" table:number-columns-repeated="24"/>
          <table:table-cell table:number-columns-repeated="99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 office:value-type="string" calcext:value-type="string">
            <text:p>CWE-918</text:p>
          </table:table-cell>
          <table:table-cell table:style-name="ce6" table:formula="of:=COM.MICROSOFT.TEXTJOIN(&quot;&quot;;1;&quot;https://cwe.mitre.org/data/definitions/&quot;;SUBSTITUTE([.D12];&quot;CWE-&quot;;&quot;&quot;;1);&quot;.html&quot;)" office:value-type="string" office:string-value="https://cwe.mitre.org/data/definitions/918.html" calcext:value-type="string">
            <text:p>https://cwe.mitre.org/data/definitions/918.html</text:p>
          </table:table-cell>
          <table:table-cell table:style-name="ce3" office:value-type="string" calcext:value-type="string">
            <text:p>Server Side Request Forgery (SSRF)</text:p>
          </table:table-cell>
          <table:table-cell table:style-name="ce4" office:value-type="string" calcext:value-type="string">
            <text:p>API07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4" office:value-type="string" calcext:value-type="string">
            <text:p>CWE-319</text:p>
          </table:table-cell>
          <table:table-cell table:style-name="ce6" table:formula="of:=COM.MICROSOFT.TEXTJOIN(&quot;&quot;;1;&quot;https://cwe.mitre.org/data/definitions/&quot;;SUBSTITUTE([.D13];&quot;CWE-&quot;;&quot;&quot;;1);&quot;.html&quot;)" office:value-type="string" office:string-value="https://cwe.mitre.org/data/definitions/319.html" calcext:value-type="string">
            <text:p>https://cwe.mitre.org/data/definitions/319.html</text:p>
          </table:table-cell>
          <table:table-cell table:style-name="ce3" office:value-type="string" calcext:value-type="string">
            <text:p>Cleartext Transmission of Sensitive Information</text:p>
          </table:table-cell>
          <table:table-cell table:style-name="ce4" office:value-type="string" calcext:value-type="string">
            <text:p>API08, API10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4" office:value-type="string" calcext:value-type="string">
            <text:p>CWE-209</text:p>
          </table:table-cell>
          <table:table-cell table:style-name="ce6" table:formula="of:=COM.MICROSOFT.TEXTJOIN(&quot;&quot;;1;&quot;https://cwe.mitre.org/data/definitions/&quot;;SUBSTITUTE([.D14];&quot;CWE-&quot;;&quot;&quot;;1);&quot;.html&quot;)" office:value-type="string" office:string-value="https://cwe.mitre.org/data/definitions/209.html" calcext:value-type="string">
            <text:p>https://cwe.mitre.org/data/definitions/209.html</text:p>
          </table:table-cell>
          <table:table-cell table:style-name="ce3" office:value-type="string" calcext:value-type="string">
            <text:p>Generation of Error Message Containing Sensitive Information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4" office:value-type="string" calcext:value-type="string">
            <text:p>CWE-444</text:p>
          </table:table-cell>
          <table:table-cell table:style-name="ce6" table:formula="of:=COM.MICROSOFT.TEXTJOIN(&quot;&quot;;1;&quot;https://cwe.mitre.org/data/definitions/&quot;;SUBSTITUTE([.D15];&quot;CWE-&quot;;&quot;&quot;;1);&quot;.html&quot;)" office:value-type="string" office:string-value="https://cwe.mitre.org/data/definitions/444.html" calcext:value-type="string">
            <text:p>https://cwe.mitre.org/data/definitions/444.html</text:p>
          </table:table-cell>
          <table:table-cell table:style-name="ce3" office:value-type="string" calcext:value-type="string">
            <text:p>Inconsistent Interpretation of HTTP Requests ('HTTP Request/Response Smuggling')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4" office:value-type="string" calcext:value-type="string">
            <text:p>CWE-388</text:p>
          </table:table-cell>
          <table:table-cell table:style-name="ce6" table:formula="of:=COM.MICROSOFT.TEXTJOIN(&quot;&quot;;1;&quot;https://cwe.mitre.org/data/definitions/&quot;;SUBSTITUTE([.D16];&quot;CWE-&quot;;&quot;&quot;;1);&quot;.html&quot;)" office:value-type="string" office:string-value="https://cwe.mitre.org/data/definitions/388.html" calcext:value-type="string">
            <text:p>https://cwe.mitre.org/data/definitions/388.html</text:p>
          </table:table-cell>
          <table:table-cell table:style-name="ce3" office:value-type="string" calcext:value-type="string">
            <text:p>Error Handling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 office:value-type="string" calcext:value-type="string">
            <text:p>CWE-942</text:p>
          </table:table-cell>
          <table:table-cell table:style-name="ce6" table:formula="of:=COM.MICROSOFT.TEXTJOIN(&quot;&quot;;1;&quot;https://cwe.mitre.org/data/definitions/&quot;;SUBSTITUTE([.D17];&quot;CWE-&quot;;&quot;&quot;;1);&quot;.html&quot;)" office:value-type="string" office:string-value="https://cwe.mitre.org/data/definitions/942.html" calcext:value-type="string">
            <text:p>https://cwe.mitre.org/data/definitions/942.html</text:p>
          </table:table-cell>
          <table:table-cell table:style-name="ce3" office:value-type="string" calcext:value-type="string">
            <text:p>Permissive Cross-domain Policy with Untrusted Domains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4" office:value-type="string" calcext:value-type="string">
            <text:p>CWE-1059</text:p>
          </table:table-cell>
          <table:table-cell table:style-name="ce6" table:formula="of:=COM.MICROSOFT.TEXTJOIN(&quot;&quot;;1;&quot;https://cwe.mitre.org/data/definitions/&quot;;SUBSTITUTE([.D18];&quot;CWE-&quot;;&quot;&quot;;1);&quot;.html&quot;)" office:value-type="string" office:string-value="https://cwe.mitre.org/data/definitions/1059.html" calcext:value-type="string">
            <text:p>https://cwe.mitre.org/data/definitions/1059.html</text:p>
          </table:table-cell>
          <table:table-cell table:style-name="ce3" office:value-type="string" calcext:value-type="string">
            <text:p>Insufficient Documentation</text:p>
          </table:table-cell>
          <table:table-cell table:style-name="ce4" office:value-type="string" calcext:value-type="string">
            <text:p>API09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4" office:value-type="string" calcext:value-type="string">
            <text:p>CWE-200</text:p>
          </table:table-cell>
          <table:table-cell table:style-name="ce6" table:formula="of:=COM.MICROSOFT.TEXTJOIN(&quot;&quot;;1;&quot;https://cwe.mitre.org/data/definitions/&quot;;SUBSTITUTE([.D19];&quot;CWE-&quot;;&quot;&quot;;1);&quot;.html&quot;)" office:value-type="string" office:string-value="https://cwe.mitre.org/data/definitions/200.html" calcext:value-type="string">
            <text:p>https://cwe.mitre.org/data/definitions/200.html</text:p>
          </table:table-cell>
          <table:table-cell table:style-name="ce3" office:value-type="string" calcext:value-type="string">
            <text:p>Exposure of Sensitive Information to an Unauthorised Actor</text:p>
          </table:table-cell>
          <table:table-cell table:style-name="ce4" office:value-type="string" calcext:value-type="string">
            <text:p>API10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4" office:value-type="string" calcext:value-type="string">
            <text:p>CWE-20</text:p>
          </table:table-cell>
          <table:table-cell table:style-name="ce6" table:formula="of:=COM.MICROSOFT.TEXTJOIN(&quot;&quot;;1;&quot;https://cwe.mitre.org/data/definitions/&quot;;SUBSTITUTE([.D20];&quot;CWE-&quot;;&quot;&quot;;1);&quot;.html&quot;)" office:value-type="string" office:string-value="https://cwe.mitre.org/data/definitions/20.html" calcext:value-type="string">
            <text:p>https://cwe.mitre.org/data/definitions/20.html</text:p>
          </table:table-cell>
          <table:table-cell table:style-name="ce3" office:value-type="string" calcext:value-type="string">
            <text:p>Improper Input Validation</text:p>
          </table:table-cell>
          <table:table-cell table:style-name="ce4" office:value-type="string" calcext:value-type="string">
            <text:p>API10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4" office:value-type="string" calcext:value-type="string">
            <text:p>CWE-223</text:p>
          </table:table-cell>
          <table:table-cell table:style-name="ce6" table:formula="of:=COM.MICROSOFT.TEXTJOIN(&quot;&quot;;1;&quot;https://cwe.mitre.org/data/definitions/&quot;;SUBSTITUTE([.D21];&quot;CWE-&quot;;&quot;&quot;;1);&quot;.html&quot;)" office:value-type="string" office:string-value="https://cwe.mitre.org/data/definitions/223.html" calcext:value-type="string">
            <text:p>https://cwe.mitre.org/data/definitions/223.html</text:p>
          </table:table-cell>
          <table:table-cell table:style-name="ce3" office:value-type="string" calcext:value-type="string">
            <text:p>Omission of Security-relevant Information</text:p>
          </table:table-cell>
          <table:table-cell table:style-name="ce4" office:value-type="string" calcext:value-type="string">
            <text:p>API06, API10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 office:value-type="string" calcext:value-type="string">
            <text:p>CWE-778</text:p>
          </table:table-cell>
          <table:table-cell table:style-name="ce6" table:formula="of:=COM.MICROSOFT.TEXTJOIN(&quot;&quot;;1;&quot;https://cwe.mitre.org/data/definitions/&quot;;SUBSTITUTE([.D22];&quot;CWE-&quot;;&quot;&quot;;1);&quot;.html&quot;)" office:value-type="string" office:string-value="https://cwe.mitre.org/data/definitions/778.html" calcext:value-type="string">
            <text:p>https://cwe.mitre.org/data/definitions/778.html</text:p>
          </table:table-cell>
          <table:table-cell table:style-name="ce3" office:value-type="string" calcext:value-type="string">
            <text:p>Insufficient Logging</text:p>
          </table:table-cell>
          <table:table-cell table:style-name="ce4" office:value-type="string" calcext:value-type="string">
            <text:p>API06, API10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style-name="ce4" office:value-type="string" calcext:value-type="string">
            <text:p>CWE-2</text:p>
          </table:table-cell>
          <table:table-cell table:style-name="ce6" table:formula="of:=COM.MICROSOFT.TEXTJOIN(&quot;&quot;;1;&quot;https://cwe.mitre.org/data/definitions/&quot;;SUBSTITUTE([.D23];&quot;CWE-&quot;;&quot;&quot;;1);&quot;.html&quot;)" office:value-type="string" office:string-value="https://cwe.mitre.org/data/definitions/2.html" calcext:value-type="string">
            <text:p>https://cwe.mitre.org/data/definitions/2.html</text:p>
          </table:table-cell>
          <table:table-cell table:style-name="ce4" office:value-type="string" calcext:value-type="string">
            <text:p>Environmental Security Flaws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style-name="ce4" office:value-type="string" calcext:value-type="string">
            <text:p>CWE-16</text:p>
          </table:table-cell>
          <table:table-cell table:style-name="ce6" table:formula="of:=COM.MICROSOFT.TEXTJOIN(&quot;&quot;;1;&quot;https://cwe.mitre.org/data/definitions/&quot;;SUBSTITUTE([.D24];&quot;CWE-&quot;;&quot;&quot;;1);&quot;.html&quot;)" office:value-type="string" office:string-value="https://cwe.mitre.org/data/definitions/16.html" calcext:value-type="string">
            <text:p>https://cwe.mitre.org/data/definitions/16.html</text:p>
          </table:table-cell>
          <table:table-cell table:style-name="ce4" office:value-type="string" calcext:value-type="string">
            <text:p>Configuration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1" table:number-rows-repeated="978">
          <table:table-cell table:style-name="ce2" table:number-columns-repeated="3"/>
          <table:table-cell table:style-name="ce5" table:number-columns-repeated="27"/>
          <table:table-cell table:number-columns-repeated="996"/>
        </table:table-row>
        <table:table-row table:style-name="ro3" table:number-rows-repeated="1047573">
          <table:table-cell table:number-columns-repeated="1026"/>
        </table:table-row>
        <table:table-row table:style-name="ro3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09:15:41.98232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MacOSX_X86_64 LibreOffice_project/f718d63693263970429a68f568db6046aaa9df01</meta:generator>
    <dc:date>2023-11-28T09:19:32.320085558</dc:date>
    <meta:editing-duration>PT3M50S</meta:editing-duration>
    <meta:editing-cycles>1</meta:editing-cycles>
    <meta:document-statistic meta:table-count="1" meta:cell-count="115" meta:object-count="0"/>
  </office:meta>
</office:document-meta>
</file>